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cm" svg:height="8.996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41:46.944832136</meta:creation-date>
    <dc:date>2019-08-01T17:13:09.782167003</dc:date>
    <meta:editing-duration>PT1H56M8S</meta:editing-duration>
    <meta:editing-cycles>10</meta:editing-cycles>
    <meta:generator>LibreOffice/6.1.4.2$Linux_X86_64 LibreOffice_project/1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loext:label-stroke-color="#3465a4"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10" style:family="chart" style:data-style-name="N1">
      <style:chart-properties loext:label-stroke-color="#3465a4" chart:link-data-style-to-source="true" chart:data-label-number="percentage" chart:data-label-text="false" chart:data-label-symbol="false"/>
      <style:graphic-properties draw:stroke="none" draw:fill-color="#ff420e" dr3d:edge-rounding="5%"/>
      <style:text-properties fo:color="#ffffff" fo:font-size="12pt" fo:font-weight="bold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7cm" xlink:href="." xlink:type="simple" chart:class="chart:bar" chart:style-name="ch1">
        <chart:title svg:x="5.146cm" svg:y="0.315cm" chart:style-name="ch2">
          <text:p>Misprediction Safety</text:p>
        </chart:title>
        <chart:legend chart:legend-position="end" svg:x="13.5cm" svg:y="3.791cm" style:legend-expansion="high" chart:style-name="ch3"/>
        <chart:plot-area chart:style-name="ch4" chart:data-source-has-labels="both" svg:x="1.623cm" svg:y="1.441cm" svg:width="11.557cm" svg:height="7.377cm">
          <chartooo:coordinate-region svg:x="2.43cm" svg:y="1.641cm" svg:width="10.75cm" svg:height="6.371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title svg:x="0.451cm" svg:y="7.11cm" chart:style-name="ch7">
              <text:p>percent of cases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series chart:style-name="ch10" chart:values-cell-range-address="local-table.$C$2:.$C$6" chart:label-cell-address="local-table.$C$1" chart:class="chart:bar">
            <chart:data-point chart:repeated="5"/>
            <loext:propertry-mapping loext:property="BorderColor" loext:cell-range-address="local-table.$D$2:.$D$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</text:p>
              </table:table-cell>
              <table:table-cell office:value-type="string">
                <text:p>unsaf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VC</text:p>
              </table:table-cell>
              <table:table-cell office:value-type="float" office:value="34.533875">
                <text:p>34.533875</text:p>
              </table:table-cell>
              <table:table-cell office:value-type="float" office:value="65.466125">
                <text:p>65.466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aBoost</text:p>
              </table:table-cell>
              <table:table-cell office:value-type="float" office:value="38.871375">
                <text:p>38.871375</text:p>
              </table:table-cell>
              <table:table-cell office:value-type="float" office:value="61.128625">
                <text:p>61.128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T</text:p>
              </table:table-cell>
              <table:table-cell office:value-type="float" office:value="45.263625">
                <text:p>45.263625</text:p>
              </table:table-cell>
              <table:table-cell office:value-type="float" office:value="54.736375">
                <text:p>54.73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FC</text:p>
              </table:table-cell>
              <table:table-cell office:value-type="float" office:value="35.81175">
                <text:p>35.81175</text:p>
              </table:table-cell>
              <table:table-cell office:value-type="float" office:value="64.18825">
                <text:p>64.18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40.9185">
                <text:p>40.9185</text:p>
              </table:table-cell>
              <table:table-cell office:value-type="float" office:value="58.775875">
                <text:p>58.7758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